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6384" officeooo:paragraph-rsid="0013638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6ed7" officeooo:paragraph-rsid="00156ed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2ade" officeooo:paragraph-rsid="00182ad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a4b3a" officeooo:paragraph-rsid="001a4b3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60c8e" officeooo:paragraph-rsid="00260c8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61cc0" officeooo:paragraph-rsid="00261cc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aed8e" officeooo:paragraph-rsid="002aed8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c3104" officeooo:paragraph-rsid="002c310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329b55" officeooo:paragraph-rsid="00329b5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379ba0" officeooo:paragraph-rsid="00379ba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3d3a4d" officeooo:paragraph-rsid="003d3a4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3eddd8" officeooo:paragraph-rsid="003eddd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officeooo:rsid="001a903b" officeooo:paragraph-rsid="001a903b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bold" officeooo:rsid="001c1889" officeooo:paragraph-rsid="001c1889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bold" officeooo:rsid="001d7af2" officeooo:paragraph-rsid="001d7af2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officeooo:rsid="0011edd9" officeooo:paragraph-rsid="0011edd9"/>
    </style:style>
    <style:style style:name="P17" style:family="paragraph" style:parent-style-name="Standard">
      <style:paragraph-properties fo:text-align="start" style:justify-single-word="false"/>
      <style:text-properties fo:font-size="16pt" officeooo:rsid="0011edd9" officeooo:paragraph-rsid="0011edd9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bold" officeooo:rsid="001a903b" officeooo:paragraph-rsid="001a903b" style:font-weight-asian="bold" style:font-weight-complex="bold"/>
    </style:style>
    <style:style style:name="P19" style:family="paragraph" style:parent-style-name="Standard" style:list-style-name="L9">
      <style:paragraph-properties fo:text-align="start" style:justify-single-word="false"/>
      <style:text-properties fo:font-size="12pt" fo:font-weight="bold" officeooo:rsid="00261cc0" officeooo:paragraph-rsid="00261cc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261cc0" officeooo:paragraph-rsid="00261cc0" style:font-weight-asian="bold" style:font-weight-complex="bold"/>
    </style:style>
    <style:style style:name="P21" style:family="paragraph" style:parent-style-name="Standard" style:list-style-name="L10">
      <style:paragraph-properties fo:text-align="start" style:justify-single-word="false"/>
      <style:text-properties fo:font-size="12pt" fo:font-weight="bold" officeooo:rsid="0029284b" officeooo:paragraph-rsid="0029284b" style:font-weight-asian="bold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149471" officeooo:paragraph-rsid="00149471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9471" officeooo:paragraph-rsid="00149471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16d964" officeooo:paragraph-rsid="0016d964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d964" officeooo:paragraph-rsid="0016d964" style:font-weight-asian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normal" officeooo:rsid="001a272a" officeooo:paragraph-rsid="001a272a" style:font-weight-asian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2pt" fo:font-weight="normal" officeooo:rsid="0023c0d4" officeooo:paragraph-rsid="0023c0d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3c0d4" officeooo:paragraph-rsid="0023c0d4" style:font-weight-asian="normal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font-weight="normal" officeooo:rsid="00272d14" officeooo:paragraph-rsid="00272d14" style:font-weight-asian="normal" style:font-weight-complex="normal"/>
    </style:style>
    <style:style style:name="P30" style:family="paragraph" style:parent-style-name="Standard" style:list-style-name="L10">
      <style:paragraph-properties fo:text-align="start" style:justify-single-word="false"/>
      <style:text-properties fo:font-size="12pt" fo:font-weight="normal" officeooo:rsid="00279f86" officeooo:paragraph-rsid="00279f8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279f86" officeooo:paragraph-rsid="00279f86" style:font-weight-asian="normal" style:font-weight-complex="normal"/>
    </style:style>
    <style:style style:name="P32" style:family="paragraph" style:parent-style-name="Standard" style:list-style-name="L11">
      <style:paragraph-properties fo:text-align="start" style:justify-single-word="false"/>
      <style:text-properties fo:font-size="12pt" fo:font-weight="normal" officeooo:rsid="002c1ca8" officeooo:paragraph-rsid="002c1ca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c1ca8" officeooo:paragraph-rsid="002c1ca8" style:font-weight-asian="normal" style:font-weight-complex="normal"/>
    </style:style>
    <style:style style:name="P34" style:family="paragraph" style:parent-style-name="Standard" style:list-style-name="L11">
      <style:paragraph-properties fo:text-align="start" style:justify-single-word="false"/>
      <style:text-properties fo:font-size="12pt" fo:font-weight="normal" officeooo:rsid="002c3104" officeooo:paragraph-rsid="002c3104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c3104" officeooo:paragraph-rsid="002c3104" style:font-weight-asian="normal" style:font-weight-complex="normal"/>
    </style:style>
    <style:style style:name="P36" style:family="paragraph" style:parent-style-name="Standard" style:list-style-name="L12">
      <style:paragraph-properties fo:text-align="start" style:justify-single-word="false"/>
      <style:text-properties fo:font-size="12pt" fo:font-weight="normal" officeooo:rsid="002d9f6c" officeooo:paragraph-rsid="002d9f6c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d9f6c" officeooo:paragraph-rsid="002d9f6c" style:font-weight-asian="normal" style:font-weight-complex="normal"/>
    </style:style>
    <style:style style:name="P38" style:family="paragraph" style:parent-style-name="Standard" style:list-style-name="L12">
      <style:paragraph-properties fo:text-align="start" style:justify-single-word="false"/>
      <style:text-properties fo:font-size="12pt" fo:font-weight="normal" officeooo:rsid="002f696d" officeooo:paragraph-rsid="002f696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f696d" officeooo:paragraph-rsid="002f696d" style:font-weight-asian="normal" style:font-weight-complex="normal"/>
    </style:style>
    <style:style style:name="P40" style:family="paragraph" style:parent-style-name="Standard" style:list-style-name="L12">
      <style:paragraph-properties fo:text-align="start" style:justify-single-word="false"/>
      <style:text-properties fo:font-size="12pt" fo:font-weight="normal" officeooo:rsid="00313d63" officeooo:paragraph-rsid="00313d63" style:font-weight-asian="normal" style:font-weight-complex="normal"/>
    </style:style>
    <style:style style:name="P41" style:family="paragraph" style:parent-style-name="Standard" style:list-style-name="L13">
      <style:paragraph-properties fo:text-align="start" style:justify-single-word="false"/>
      <style:text-properties fo:font-size="12pt" fo:font-weight="normal" officeooo:rsid="00343bd9" officeooo:paragraph-rsid="00343bd9" style:font-weight-asian="normal" style:font-weight-complex="normal"/>
    </style:style>
    <style:style style:name="P42" style:family="paragraph" style:parent-style-name="Standard" style:list-style-name="L13">
      <style:paragraph-properties fo:text-align="start" style:justify-single-word="false"/>
      <style:text-properties fo:font-size="12pt" fo:font-weight="normal" officeooo:rsid="00343bd9" officeooo:paragraph-rsid="00362a7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343bd9" officeooo:paragraph-rsid="00343bd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343bd9" officeooo:paragraph-rsid="00362a79" style:font-weight-asian="normal" style:font-weight-complex="normal"/>
    </style:style>
    <style:style style:name="P45" style:family="paragraph" style:parent-style-name="Standard" style:list-style-name="L14">
      <style:paragraph-properties fo:text-align="start" style:justify-single-word="false"/>
      <style:text-properties fo:font-size="12pt" fo:font-weight="normal" officeooo:rsid="003898b6" officeooo:paragraph-rsid="003898b6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3898b6" officeooo:paragraph-rsid="003898b6" style:font-weight-asian="normal" style:font-weight-complex="normal"/>
    </style:style>
    <style:style style:name="P47" style:family="paragraph" style:parent-style-name="Standard" style:list-style-name="L15">
      <style:paragraph-properties fo:text-align="start" style:justify-single-word="false"/>
      <style:text-properties fo:font-size="12pt" fo:font-weight="normal" officeooo:rsid="003a04d4" officeooo:paragraph-rsid="003a04d4" style:font-weight-asian="normal" style:font-weight-complex="normal"/>
    </style:style>
    <style:style style:name="P48" style:family="paragraph" style:parent-style-name="Standard" style:list-style-name="L14">
      <style:paragraph-properties fo:text-align="start" style:justify-single-word="false"/>
      <style:text-properties fo:font-size="12pt" fo:font-weight="normal" officeooo:rsid="003a04d4" officeooo:paragraph-rsid="003a04d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3a04d4" officeooo:paragraph-rsid="003a04d4" style:font-weight-asian="normal" style:font-weight-complex="normal"/>
    </style:style>
    <style:style style:name="P50" style:family="paragraph" style:parent-style-name="Standard" style:list-style-name="L16">
      <style:paragraph-properties fo:text-align="start" style:justify-single-word="false"/>
      <style:text-properties fo:font-size="12pt" fo:font-weight="normal" officeooo:rsid="003e13d6" officeooo:paragraph-rsid="003e13d6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3e13d6" officeooo:paragraph-rsid="003e13d6" style:font-weight-asian="normal" style:font-weight-complex="normal"/>
    </style:style>
    <style:style style:name="P52" style:family="paragraph" style:parent-style-name="Standard" style:list-style-name="L17">
      <style:paragraph-properties fo:text-align="start" style:justify-single-word="false"/>
      <style:text-properties fo:font-size="12pt" fo:font-weight="normal" officeooo:rsid="003f44ad" officeooo:paragraph-rsid="003f44ad" style:font-weight-asian="normal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2pt" fo:font-style="normal" fo:font-weight="bold" officeooo:rsid="001a903b" officeooo:paragraph-rsid="001a903b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fo:font-weight="bold" officeooo:rsid="001a903b" officeooo:paragraph-rsid="001a903b" style:font-style-asian="normal" style:font-weight-asian="bold" style:font-style-complex="normal" style:font-weight-complex="bold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b52ba" officeooo:paragraph-rsid="001b52b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normal" officeooo:rsid="001b52ba" officeooo:paragraph-rsid="001b52ba" style:font-style-asian="normal" style:font-weight-asian="normal" style:font-style-complex="normal" style:font-weight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c4e97" officeooo:paragraph-rsid="001c4e97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1c4e97" officeooo:paragraph-rsid="001c4e97" style:font-style-asian="normal" style:font-weight-asian="normal" style:font-style-complex="normal" style:font-weight-complex="normal"/>
    </style:style>
    <style:style style:name="P59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e5b53" officeooo:paragraph-rsid="001e5b5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1e5b53" officeooo:paragraph-rsid="001e5b53" style:font-style-asian="normal" style:font-weight-asian="normal" style:font-style-complex="normal" style:font-weight-complex="normal"/>
    </style:style>
    <style:style style:name="P61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01187" officeooo:paragraph-rsid="00201187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201187" officeooo:paragraph-rsid="00201187" style:font-style-asian="normal" style:font-weight-asian="normal" style:font-style-complex="normal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officeooo:paragraph-rsid="001a272a"/>
    </style:style>
    <style:style style:name="P64" style:family="paragraph" style:parent-style-name="Standard">
      <style:paragraph-properties fo:text-align="start" style:justify-single-word="false"/>
      <style:text-properties officeooo:paragraph-rsid="001a272a"/>
    </style:style>
    <style:style style:name="P65" style:family="paragraph" style:parent-style-name="Standard">
      <style:paragraph-properties fo:text-align="start" style:justify-single-word="false"/>
      <style:text-properties officeooo:paragraph-rsid="002011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a272a" style:font-style-asian="normal" style:font-style-complex="normal"/>
    </style:style>
    <style:style style:name="T5" style:family="text">
      <style:text-properties fo:font-style="normal" officeooo:rsid="00201187" style:font-style-asian="normal" style:font-style-complex="normal"/>
    </style:style>
    <style:style style:name="T6" style:family="text">
      <style:text-properties fo:font-style="normal" officeooo:rsid="00247cf2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normal" officeooo:rsid="001a272a" style:font-style-asian="normal" style:font-weight-asian="normal" style:font-style-complex="normal" style:font-weight-complex="normal"/>
    </style:style>
    <style:style style:name="T10" style:family="text">
      <style:text-properties fo:font-size="10pt" fo:font-style="italic" style:font-style-asian="italic" style:font-style-complex="italic"/>
    </style:style>
    <style:style style:name="T11" style:family="text">
      <style:text-properties fo:font-size="10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ize="14pt" fo:font-style="normal" fo:font-weight="bold" officeooo:rsid="00201187" style:font-style-asian="normal" style:font-weight-asian="bold" style:font-style-complex="normal" style:font-weight-complex="bold"/>
    </style:style>
    <style:style style:name="T13" style:family="text">
      <style:text-properties officeooo:rsid="003449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loats</text:p>
      <text:p text:style-name="P17"/>
      <text:p text:style-name="P1">Floats</text:p>
      <text:list xml:id="list2662036921" text:style-name="L1">
        <text:list-item>
          <text:p text:style-name="P22">Floats let you put block-level elements side-by-side instead of on top of each other.</text:p>
          <text:list>
            <text:list-item>
              <text:p text:style-name="P22">This lets you create multi-column pages, grids, and sidebars.</text:p>
            </text:list-item>
          </text:list>
        </text:list-item>
      </text:list>
      <text:p text:style-name="P23"/>
      <text:list xml:id="list151344876797649" text:continue-numbering="true" text:style-name="L1">
        <text:list-item>
          <text:p text:style-name="P22">Float layouts have been mostly replaced with <text:span text:style-name="T1">flexbox</text:span> but can still provide utility in certain cases.</text:p>
        </text:list-item>
      </text:list>
      <text:p text:style-name="P23"/>
      <text:p text:style-name="P2">Default HTML Layout Behavior</text:p>
      <text:list xml:id="list1981284810" text:style-name="L2">
        <text:list-item>
          <text:p text:style-name="P24">Floats alter the default layout of a web page.</text:p>
        </text:list-item>
      </text:list>
      <text:p text:style-name="P25"/>
      <text:list xml:id="list151345644958565" text:continue-numbering="true" text:style-name="L2">
        <text:list-item>
          <text:p text:style-name="P24">The default layout:</text:p>
          <text:list>
            <text:list-item>
              <text:p text:style-name="P24">Each block-level element fills 100% of its parent's element width.</text:p>
              <text:list>
                <text:list-item>
                  <text:p text:style-name="P24">Altering the width of default block-level element will not change verticality.</text:p>
                </text:list-item>
              </text:list>
            </text:list-item>
            <text:list-item>
              <text:p text:style-name="P24">They appear vertically one after another. (limited to single-colum layout)</text:p>
            </text:list-item>
          </text:list>
        </text:list-item>
      </text:list>
      <text:p text:style-name="P25"/>
      <text:p text:style-name="P3">Floating An Element</text:p>
      <text:list xml:id="list1101622590" text:style-name="L3">
        <text:list-item>
          <text:p text:style-name="P26">The CSS property <text:span text:style-name="T1">float</text:span> gives us controler over the <text:span text:style-name="T2">horizontal</text:span><text:span text:style-name="T3"> position of an element.</text:span></text:p>
          <text:list>
            <text:list-item>
              <text:p text:style-name="P26"><text:span text:style-name="T3">Properties: </text:span><text:span text:style-name="T10">float: left | float: right | float: none</text:span></text:p>
            </text:list-item>
          </text:list>
          <text:p text:style-name="P26"><text:span text:style-name="T3"/></text:p>
        </text:list-item>
        <text:list-item>
          <text:p text:style-name="P26"><text:span text:style-name="T3">By 'floating' to the left, it tells the browser to align it to the left side of the page.</text:span></text:p>
          <text:list>
            <text:list-item>
              <text:p text:style-name="P26"><text:span text:style-name="T3">This also tells the surrounding elements that they can flow </text:span><text:span text:style-name="T7">around</text:span><text:span text:style-name="T3"> the sidebar instead of beginning underneath it.</text:span></text:p>
            </text:list-item>
            <text:list-item>
              <text:p text:style-name="P63"><text:span text:style-name="T9">The floated element is 'within' the block surrounding it which means any HTML markup in the surrounding block will wrap around the floated element.</text:span></text:p>
            </text:list-item>
          </text:list>
        </text:list-item>
      </text:list>
      <text:p text:style-name="P64"><text:span text:style-name="T9"/></text:p>
      <text:p text:style-name="P4"><text:span text:style-name="T4">A</text:span><text:span text:style-name="T3">ligning Block-level Elements</text:span></text:p>
      <text:list xml:id="list956571210" text:style-name="L4">
        <text:list-item>
          <text:p text:style-name="P18"><text:span text:style-name="T3">Left Align: </text:span><text:span text:style-name="T11">float: left;</text:span></text:p>
        </text:list-item>
        <text:list-item>
          <text:p text:style-name="P53">Center Align: <text:span text:style-name="T11">margin: 0 auto;</text:span></text:p>
        </text:list-item>
        <text:list-item>
          <text:p text:style-name="P53">Right Align: <text:span text:style-name="T11">float: right;</text:span></text:p>
        </text:list-item>
      </text:list>
      <text:p text:style-name="P54"><text:span text:style-name="T11"/></text:p>
      <text:p text:style-name="P13">Aligning Inline-level Elements</text:p>
      <text:list xml:id="list2855778761" text:style-name="L5">
        <text:list-item>
          <text:p text:style-name="P55">Use <text:span text:style-name="T1">text-align</text:span> to align inline elements.</text:p>
        </text:list-item>
      </text:list>
      <text:p text:style-name="P56"/>
      <text:p text:style-name="P14">Floating Inside Of Parents</text:p>
      <text:list xml:id="list3142524914" text:style-name="L6">
        <text:list-item>
          <text:p text:style-name="P57">Floated boxes always align to the left or right of their parent element.</text:p>
        </text:list-item>
      </text:list>
      <text:p text:style-name="P58"/>
      <text:p text:style-name="P15">Multiple Floats</text:p>
      <text:list xml:id="list3065857852" text:style-name="L7">
        <text:list-item>
          <text:p text:style-name="P59">To make floats appear next to each other, both elements will have to have the <text:span text:style-name="T1">float</text:span> property.</text:p>
          <text:list>
            <text:list-item>
              <text:p text:style-name="P59">This stops the element surrounding the floated element from flowing around it.</text:p>
            </text:list-item>
          </text:list>
        </text:list-item>
      </text:list>
      <text:p text:style-name="P60"/>
      <text:list xml:id="list151346264385187" text:continue-numbering="true" text:style-name="L7">
        <text:list-item>
          <text:p text:style-name="P61">Floating multiple elemnts in the same direction, they will stack horizontally starting from the floated direction.</text:p>
        </text:list-item>
      </text:list>
      <text:p text:style-name="P62"/>
      <text:p text:style-name="P65"><text:span text:style-name="T12">After A Float</text:span></text:p>
      <text:list xml:id="list2312703018" text:style-name="L8">
        <text:list-item>
          <text:p text:style-name="P27"><text:soft-page-break/><text:span text:style-name="T5">F</text:span><text:span text:style-name="T3">loated boxes are removed from the normal flow of the page.</text:span><text:span text:style-name="T6"> The height of the floated elements do not contribute to the vertical position of block-level elements.</text:span></text:p>
          <text:list>
            <text:list-item>
              <text:p text:style-name="P27"><text:span text:style-name="T3">This means that they are not accounted for in block-level vertical stacking.</text:span></text:p>
            </text:list-item>
          </text:list>
        </text:list-item>
      </text:list>
      <text:p text:style-name="P28"><text:span text:style-name="T3"/></text:p>
      <text:p text:style-name="P5"><text:span text:style-name="T3">Clearing Floats</text:span></text:p>
      <text:list xml:id="list839499838" text:style-name="L9">
        <text:list-item>
          <text:p text:style-name="P19"><text:span text:style-name="T3">'Clearing'</text:span><text:span text:style-name="T8"> a float is telling the block to ignore any floats that appear before it.</text:span></text:p>
          <text:list>
            <text:list-item>
              <text:p text:style-name="P19"><text:span text:style-name="T8">An element with the property </text:span><text:span text:style-name="T3">clear</text:span><text:span text:style-name="T8"> will always appear after any floats. (forces the box back into default vertical flow of the page)</text:span></text:p>
              <text:p text:style-name="P19"><text:span text:style-name="T8"/></text:p>
            </text:list-item>
          </text:list>
        </text:list-item>
        <text:list-item>
          <text:p text:style-name="P19"><text:span text:style-name="T8">The property </text:span><text:span text:style-name="T3">clear</text:span><text:span text:style-name="T8"> can take: </text:span><text:span text:style-name="T3">left</text:span><text:span text:style-name="T8"> | </text:span><text:span text:style-name="T3">right</text:span><text:span text:style-name="T8"> | </text:span><text:span text:style-name="T3">both</text:span><text:span text:style-name="T8"> values to determine which float objects to ignore.</text:span></text:p>
          <text:p text:style-name="P19"><text:span text:style-name="T8"/></text:p>
        </text:list-item>
        <text:list-item>
          <text:p text:style-name="P29"><text:span text:style-name="T3">Clearing floats only fixes the height issue when there's an element inside the container element that we can add a </text:span><text:span text:style-name="T7">clear</text:span><text:span text:style-name="T3"> property to.</text:span></text:p>
        </text:list-item>
      </text:list>
      <text:p text:style-name="P20"><text:span text:style-name="T8"/></text:p>
      <text:p text:style-name="P6"><text:span text:style-name="T3">Hiding Overflow</text:span></text:p>
      <text:list xml:id="list3942515936" text:style-name="L10">
        <text:list-item>
          <text:p text:style-name="P30"><text:span text:style-name="T3">The CSS property </text:span><text:span text:style-name="T7">overflow</text:span><text:span text:style-name="T3"> on the container element tells it to recognize the height of any floated elements it contains.</text:span></text:p>
          <text:list>
            <text:list-item>
              <text:p text:style-name="P30"><text:span text:style-name="T3">Using </text:span><text:span text:style-name="T7">overflow: hidden </text:span><text:span text:style-name="T3">makes the parent element account for floated element's height within.</text:span></text:p>
            </text:list-item>
          </text:list>
        </text:list-item>
      </text:list>
      <text:p text:style-name="P31"><text:span text:style-name="T3"/></text:p>
      <text:list xml:id="list151346189413940" text:continue-numbering="true" text:style-name="L10">
        <text:list-item>
          <text:p text:style-name="P21"><text:span text:style-name="T3">TLDR;</text:span></text:p>
          <text:list>
            <text:list-item>
              <text:p text:style-name="P21"><text:span text:style-name="T8">Use property </text:span><text:span text:style-name="T3">clear</text:span><text:span text:style-name="T8"> when you have an extra unfloated HTML element at the bottom of a container div.</text:span></text:p>
            </text:list-item>
            <text:list-item>
              <text:p text:style-name="P21"><text:span text:style-name="T8">Use property </text:span><text:span text:style-name="T3">overflow: hidden;</text:span><text:span text:style-name="T8"> when you have floated objects within a container and need to incorporate height of those eleements.</text:span></text:p>
            </text:list-item>
          </text:list>
        </text:list-item>
      </text:list>
      <text:p text:style-name="P20"><text:span text:style-name="T8"/></text:p>
      <text:p text:style-name="P7"><text:span text:style-name="T3">Full-Bleed Layouts</text:span></text:p>
      <text:list xml:id="list201203383" text:style-name="L11">
        <text:list-item>
          <text:p text:style-name="P32"><text:span text:style-name="T3">A full-bleed background is when a background is it covers the complete HTML page.</text:span></text:p>
        </text:list-item>
      </text:list>
      <text:p text:style-name="P33"><text:span text:style-name="T3"/></text:p>
      <text:list xml:id="list151345030658081" text:continue-numbering="true" text:style-name="L11">
        <text:list-item>
          <text:p text:style-name="P32"><text:span text:style-name="T3">To apply a full-bleed background, you can surround the main content in another container div.</text:span></text:p>
          <text:list>
            <text:list-item>
              <text:p text:style-name="P32"><text:span text:style-name="T3">This allows the main content to be aligned properly while maintaining full coverage of the page.</text:span></text:p>
            </text:list-item>
          </text:list>
        </text:list-item>
      </text:list>
      <text:p text:style-name="P33"><text:span text:style-name="T3"/></text:p>
      <text:list xml:id="list151346361152446" text:continue-numbering="true" text:style-name="L11">
        <text:list-item>
          <text:p text:style-name="P34"><text:span text:style-name="T3">Make certain to apply </text:span><text:span text:style-name="T7">overflow: hidden</text:span><text:span text:style-name="T3"> to the container element with the background so it will account for float heights.</text:span></text:p>
        </text:list-item>
      </text:list>
      <text:p text:style-name="P35"><text:span text:style-name="T3"/></text:p>
      <text:p text:style-name="P8"><text:span text:style-name="T3">Floats For Equal-Width Columns</text:span></text:p>
      <text:list xml:id="list150799926" text:style-name="L12">
        <text:list-item>
          <text:p text:style-name="P36"><text:span text:style-name="T3">Floats can be used to create multi-column layouts. They can be created by adding multiple float elements.</text:span></text:p>
        </text:list-item>
      </text:list>
      <text:p text:style-name="P37"><text:span text:style-name="T3"/></text:p>
      <text:list xml:id="list151344965555897" text:continue-numbering="true" text:style-name="L12">
        <text:list-item>
          <text:p text:style-name="P38"><text:span text:style-name="T3">Percentages in CSS are relative to the width of the parent element. They will automatically resize to the percentage of parent element.</text:span></text:p>
        </text:list-item>
      </text:list>
      <text:p text:style-name="P39"><text:span text:style-name="T3"/></text:p>
      <text:list xml:id="list151345406367256" text:continue-numbering="true" text:style-name="L12">
        <text:list-item>
          <text:p text:style-name="P40"><text:span text:style-name="T3">Floats lets you stack thing horizontally and by changing the width of the floated elements, you can get a variety of layouts.</text:span></text:p>
        </text:list-item>
      </text:list>
      <text:p text:style-name="P20"><text:span text:style-name="T8"/></text:p>
      <text:p text:style-name="P9"><text:span text:style-name="T3">Floats For Grids</text:span></text:p>
      <text:list xml:id="list1755482918" text:style-name="L13">
        <text:list-item>
          <text:p text:style-name="P41">Creating grids can be done by simply adding more floated elements.</text:p>
          <text:list>
            <text:list-item>
              <text:p text:style-name="P41"><text:soft-page-break/>Elements that do not fit on the first row will be overflowed into the second row and beyond.</text:p>
            </text:list-item>
          </text:list>
        </text:list-item>
      </text:list>
      <text:p text:style-name="P43"/>
      <text:list xml:id="list151346623850223" text:continue-numbering="true" text:style-name="L13">
        <text:list-item>
          <text:p text:style-name="P42">The parent container should have <text:span text:style-name="T1">overflow: hidden</text:span> if you require the parent container to have height.</text:p>
          <text:list>
            <text:list-item>
              <text:p text:style-name="P42">Remember, float objects do not add to <text:span text:style-name="T13">vertical </text:span>height unless told otherwise.</text:p>
            </text:list-item>
          </text:list>
        </text:list-item>
      </text:list>
      <text:p text:style-name="P44"/>
      <text:p text:style-name="P10">Note on Naming Convention</text:p>
      <text:list xml:id="list538783428" text:style-name="L15">
        <text:list-item>
          <text:p text:style-name="P47">Avoid naming class names that refer to appearance. Instead, name class names for the element's purpose in a layout.</text:p>
          <text:p text:style-name="P47"/>
        </text:list-item>
      </text:list>
      <text:list xml:id="list3180876490" text:style-name="L14">
        <text:list-item>
          <text:p text:style-name="P45">The <text:span text:style-name="T2">.column</text:span><text:span text:style-name="T3"> class name is not great for a class name. Since it's possible that the content it contains doesn't need to be rendered in multiple columns, it is inaccurate.</text:span></text:p>
          <text:list>
            <text:list-item>
              <text:p text:style-name="P48"><text:span text:style-name="T3">A better name would be to name it as: </text:span><text:span text:style-name="T7">.footer-item</text:span></text:p>
            </text:list-item>
          </text:list>
        </text:list-item>
      </text:list>
      <text:p text:style-name="P49"><text:span text:style-name="T7"/></text:p>
      <text:p text:style-name="P11"><text:span text:style-name="T3">Floats For Content</text:span></text:p>
      <text:list xml:id="list1307048096" text:style-name="L16">
        <text:list-item>
          <text:p text:style-name="P50"><text:span text:style-name="T3">There are two aspects to defining a web page layout.</text:span></text:p>
          <text:list>
            <text:list-item>
              <text:p text:style-name="P50"><text:span text:style-name="T3">Your overall page structure.</text:span></text:p>
              <text:list>
                <text:list-item>
                  <text:p text:style-name="P50"><text:span text:style-name="T3">Location of sidebar, size of navigation menu, etc..</text:span></text:p>
                </text:list-item>
              </text:list>
            </text:list-item>
            <text:list-item>
              <text:p text:style-name="P50"><text:span text:style-name="T3">Styling individual HTML components (actual content) that goes inside this page structure.</text:span></text:p>
            </text:list-item>
          </text:list>
        </text:list-item>
      </text:list>
      <text:p text:style-name="P51"><text:span text:style-name="T3"/></text:p>
      <text:list xml:id="list151346462290854" text:continue-numbering="true" text:style-name="L16">
        <text:list-item>
          <text:p text:style-name="P50"><text:span text:style-name="T3">A website layout is a recursive process: you build high-level structures and then fill in those structures with more detailed objects.</text:span></text:p>
        </text:list-item>
      </text:list>
      <text:p text:style-name="P51"><text:span text:style-name="T3"/></text:p>
      <text:p text:style-name="P12"><text:span text:style-name="T3">Hiding Overflow (For Content)</text:span></text:p>
      <text:list xml:id="list3600206881" text:style-name="L17">
        <text:list-item>
          <text:p text:style-name="P52"><text:span text:style-name="T3">Using </text:span><text:span text:style-name="T7">overflow: hidden</text:span><text:span text:style-name="T3"> on content will ensure that the content will not wrap around the floated element.</text:span></text:p>
          <text:list>
            <text:list-item>
              <text:p text:style-name="P52"><text:span text:style-name="T3">The text will be 'horizontally cleared' from a floated element on the left and will not enter the space below it.</text:span></text:p>
            </text:list-item>
          </text:list>
        </text:list-item>
      </text:list>
      <text:p text:style-name="P4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74" meta:word-count="873" meta:character-count="5013" meta:non-whitespace-character-count="4267"/>
  </office:meta>
</office:document-meta>
</file>